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0pt" fo:font-weight="bold" style:font-size-asian="8.75pt" style:font-weight-asian="bold" style:font-size-complex="10pt" style:font-weight-complex="bold"/>
    </style:style>
    <style:style style:name="P6" style:family="paragraph" style:parent-style-name="Standard" style:list-style-name="L4">
      <style:text-properties officeooo:paragraph-rsid="000e90e5"/>
    </style:style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>
      <style:text-properties fo:font-size="6pt" fo:font-weight="bold" style:font-size-asian="5.25pt" style:font-weight-asian="bold" style:font-size-complex="6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proach Note for Resume Analyzer Documentation</text:p>
      <text:p text:style-name="P1"/>
      <text:p text:style-name="P3">Introduction:</text:p>
      <text:p text:style-name="P9"/>
      <text:p text:style-name="P4">The Resume Analyzer is a tool designed to assist in evaluating how well various resumes align with a specific job description. It simplifies the hiring process by automating the comparison of resumes against a job description, providing insights into candidate suitability. This approach note aims to provide a clear understanding of the functionality, usage, and underlying processes of the Resume Analyzer.</text:p>
      <text:p text:style-name="Standard"/>
      <text:p text:style-name="P3">Functionality:</text:p>
      <text:p text:style-name="P9"/>
      <text:p text:style-name="Standard">The Resume Analyzer offers the following key functionalities:</text:p>
      <text:p text:style-name="Standard"/>
      <text:list xml:id="list3401973893" text:style-name="L6">
        <text:list-item>
          <text:p text:style-name="P8"><text:span text:style-name="T1">File Upload:</text:span> Users can upload a job description and one or more resumes in either PDF or DOCX format.</text:p>
        </text:list-item>
      </text:list>
      <text:p text:style-name="Standard"/>
      <text:list xml:id="list173316650517644" text:continue-numbering="true" text:style-name="L6">
        <text:list-item>
          <text:p text:style-name="P8"><text:span text:style-name="T1">Analysis:</text:span> The tool analyzes each resume against the provided job description, assessing the match based on key information and relevant keywords.</text:p>
        </text:list-item>
      </text:list>
      <text:p text:style-name="Standard"/>
      <text:list xml:id="list173316016975530" text:continue-numbering="true" text:style-name="L6">
        <text:list-item>
          <text:p text:style-name="P8"><text:span text:style-name="T1">Scoring: </text:span>Resumes are scored based on the presence of key information (such as contact details, education, experience) and the relevance of keywords to the job description.</text:p>
        </text:list-item>
      </text:list>
      <text:p text:style-name="Standard"/>
      <text:list xml:id="list173315888936007" text:continue-numbering="true" text:style-name="L6">
        <text:list-item>
          <text:p text:style-name="P8"><text:span text:style-name="T1">Result Presentation: </text:span>The tool presents the top matching resumes along with their scores and detailed insights into matched key information and common keywords.</text:p>
        </text:list-item>
      </text:list>
      <text:p text:style-name="Standard"/>
      <text:p text:style-name="Standard"/>
      <text:p text:style-name="P3">Usage:</text:p>
      <text:p text:style-name="P9"/>
      <text:p text:style-name="Standard">Users can follow these steps to utilize the Resume Analyzer effectively:</text:p>
      <text:p text:style-name="Standard"/>
      <text:list xml:id="list3802088337" text:style-name="L5">
        <text:list-item>
          <text:p text:style-name="P7"><text:span text:style-name="T1">Upload Files:</text:span> Begin by uploading the job description and the resumes using the file upload section.</text:p>
        </text:list-item>
      </text:list>
      <text:p text:style-name="Standard"/>
      <text:list xml:id="list173316851267695" text:continue-numbering="true" text:style-name="L5">
        <text:list-item>
          <text:p text:style-name="P7"><text:span text:style-name="T1">Analysis:</text:span> Once the files are uploaded, the tool automatically analyzes each resume against the job description.</text:p>
        </text:list-item>
      </text:list>
      <text:p text:style-name="Standard"/>
      <text:list xml:id="list173317050985777" text:continue-numbering="true" text:style-name="L5">
        <text:list-item>
          <text:p text:style-name="P7"><text:span text:style-name="T1">Review Results: </text:span>After analysis, the tool displays the top matching resumes based on the provided job description, along with their respective scores and detailed insights.</text:p>
        </text:list-item>
      </text:list>
      <text:p text:style-name="Standard"/>
      <text:list xml:id="list173316125652070" text:continue-numbering="true" text:style-name="L5">
        <text:list-item>
          <text:p text:style-name="P7"><text:span text:style-name="T1">Further Exploration: </text:span>Users can expand each result to explore additional details, including matched key information and common keywords.</text:p>
        </text:list-item>
      </text:list>
      <text:p text:style-name="Standard"/>
      <text:p text:style-name="Standard"/>
      <text:p text:style-name="P3">Underlying Processes:</text:p>
      <text:p text:style-name="P9"/>
      <text:p text:style-name="Standard">The Resume Analyzer employs several processes to perform the analysis effectively:</text:p>
      <text:p text:style-name="Standard"/>
      <text:list xml:id="list4159950674" text:style-name="L4">
        <text:list-item>
          <text:p text:style-name="P6"><text:span text:style-name="T1">Text Extraction:</text:span> It extracts text from both PDF and DOCX files using appropriate libraries such as PyPDF2, docx2txt, and pdfminer.</text:p>
          <text:p text:style-name="P6"/>
        </text:list-item>
        <text:list-item>
          <text:p text:style-name="P6"><text:span text:style-name="T1">Preprocessing: </text:span>The extracted text undergoes preprocessing, including converting to lowercase and removing stopwords (common words like "the," "is," etc.).</text:p>
        </text:list-item>
        <text:list-item>
          <text:p text:style-name="P6"><text:soft-page-break/><text:span text:style-name="T1">Keyword Matching: </text:span>The tool identifies key pieces of information (e.g., email, phone number, education) using regular expressions and matches them against the preprocessed text.</text:p>
          <text:p text:style-name="P6"/>
        </text:list-item>
        <text:list-item>
          <text:p text:style-name="P6"><text:span text:style-name="T1">Keyword Score Calculation: </text:span>It calculates scores based on the occurrence of relevant keywords in both the resume and the job description.</text:p>
          <text:p text:style-name="P6"/>
        </text:list-item>
        <text:list-item>
          <text:p text:style-name="P6"><text:span text:style-name="T1">Overall Scoring:</text:span> Finally, the tool computes an overall score for each resume, considering both key information presence and keyword relevance.</text:p>
        </text:list-item>
      </text:list>
      <text:p text:style-name="Standard"/>
      <text:p text:style-name="Standard"/>
      <text:p text:style-name="Standard"/>
      <text:p text:style-name="P3">Conclusion:</text:p>
      <text:p text:style-name="P5"/>
      <text:p text:style-name="Standard">The Resume Analyzer simplifies the hiring process by automating the comparison of resumes against a job description, providing valuable insights to recruiters or hiring managers. Its user-friendly interface and detailed result presentation make it an effective tool for evaluating candidate suitability.</text:p>
      <text:p text:style-name="Standard"/>
      <text:p text:style-name="Standard">By following the steps outlined in this approach note, users can seamlessly utilize the Resume Analyzer to streamline their recruitment process and make informed hiring decision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21:49.564568103</meta:creation-date>
    <dc:date>2024-03-21T17:32:04.989051919</dc:date>
    <meta:editing-duration>PT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454" meta:character-count="3063" meta:non-whitespace-character-count="2650"/>
  </office:meta>
</office:document-meta>
</file>